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Zawgyi-One" svg:font-family="Zawgyi-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Zawgyi-One" officeooo:rsid="000c8848" officeooo:paragraph-rsid="000c8848" style:font-name-complex="Zawgyi-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အလီဘာဘာနဲ႔ဂ်က္မား။</text:p>
      <text:p text:style-name="P1"></text:p>
      <text:p text:style-name="P1">အလီဘာဘာဆိုတဲ့ကုမၸဏီနာမည္ကိုၾကားဖူးေနတာၾကာပါၿပီ။.စကၤာပူကလူငယ္ေတြေျပာေနၾကတာ.မၾကာခနျကားေနရတယ္။.ဒါေပမဲ့.အလီဘာဘာဆိုတာ.သူခိုးပံုျပင္ထဲကနာမည္မို႔.စိတ္မဝင္စားခဲ့ဘူး။.ေနာက္ၿပီး.အလီဘာဘာဟာ.တ႐ုပ္ျပည္ကကုမၸဏီတခုမို႔.ပိုလို႔စိတ္မဝင္စားေသးတယ္။</text:p>
      <text:p text:style-name="P1"></text:p>
      <text:p text:style-name="P1">မႏွစ္က.စက္တင္ဘာလထဲမွာ.အလီဘာဘာကုမၸဏီက.အေမရိကန္ေဒၚလာ(၂၅)ဘီလီယံဖိုးအစုရွယ္ယာ(IPO)ေတြထုတ္ေရာင္းတာေၾကာင့္.ကမ႓ာေပၚမွာ.ရွယ္ယာေစ်းအျမင့္ဆံုးေရာင္းတဲ့စံခ်ိန္တင္သြားတယ္ဆိုတဲ႕သတင္းရယ္၊.ကုမၸဏီပိုင္ရွင္.ဂ်က္မား(Jack_Ma)ရဲ႕ပိုင္ဆိုင္မႈ.အေမရိကန္ေဒၚလာ(၂၂)ဘီလီယံေၾကာင့္.တ႐ုပ္ျပည္ရဲ႕အခ်မ္းသာဆံုးလူတေယာက္ျဖစ္လာတယ္.စတဲ့သတင္းေတြကိုအင္တာနက္နဲ႔သတင္းစာေတြမွာ.ေတြ႕လာမိေတာ့.စိတ္ဝင္စားလာတယ္။.ဒါေၾကာင့္.အင္တာနက္.မဂၢဇင္းေတြ.Youtube.မွာရွာၾကည့္မိတယ္။.႐ွာၾကည့္ေတာ့.စိတ္ဝင္စားဖြယ္အေၾကာင္းအရာေတြေတြ႕ရတယ္။.ျမန္မာလူငယ္ေတြအားက်အတုယူစရာေတြပါလို႔.ရွယ္ေပးလိုက္ပါတယ္။</text:p>
      <text:p text:style-name="P1"></text:p>
      <text:p text:style-name="P1">အလီဘာဘာကုမၸဏီဆိုတာ႐ိုး႐ိုးေလးေျပာရရင္.အင္တာနက္ကပစၥည္းေျကာ္ျငာၿပီးပစၥည္းေရာင္းတဲ့ကုမၸဏီပါ။.အလီဘာဘာအေၾကာင္းေျပာရင္.ကုမၸဏီကိုထူေထာင္ခဲ့တဲ့တကၠသိုလ္ဆရာဂ်က္မားအေၾကာင္းေျပာမွျပည့္စံုမွာပါ။</text:p>
      <text:p text:style-name="P1"></text:p>
      <text:p text:style-name="P1">ဂ်က္မားကို(၁၉၆၄)ခုနစ္မွာ.တ႐ုပ္႐ိုးရာကဇာတ္အဖြဲ႕ကအဖြဲ႕သားလင္မယား၂ေယာက္က.ဟန္ဇိုးျမိဳ႕ေလးမွာ.ေမြးဖြားခဲ့ပါတယ္။.ေက်ာင္းေနေတာ့.လူေကာင္ေသးေလးမို႔.အတန္းသားေတြရဲ႕စေနာက္တာေတြအၿမဲခံရတယ္။.လူေကာင္သာေသးေပမဲ့.ဂ်က္မားဟာ.ရန္ျဖစ္ရင္.သူ႔ထက္လူေကာင္ႀကီးတဲ့လူငယ္ေတြကို.မေၾကာက္မရြံတံု႔ျပန္တိုက္ခိုက္ရဲတယ္။</text:p>
      <text:p text:style-name="P1"></text:p>
      <text:p text:style-name="P1">ဂ်က္မားဟာ.အဂၤလိပ္စာအရမ္းတတ္ခ်င္တယ္။.သူ႔ၿမိဳ႕မွာ.အဂၤလိပ္စာတတ္သူတေယာက္မွ.မရိွဘူး။.အဂၤလိပ္စာအုပ္တအုပ္ေတာင္မ႐ွိဘူး။.ေက်ာင္းမွာလဲ.အဂၤလိပ္စာမသင္ဘူး။.ဒီေတာ့သူဘာလုပ္သလဲ။.မနက္အေစာႀကီးထတယ္။.ေက်ာင္းမသြားခင္မွာ.စက္ဘီးေလးစီးၿပီး.ဟန္ဇုိးျမိဳ႕လည္ကႏိုင္ငံျခားသားတိုးရစ္ေတြတည္းခိုေနတဲ့ဟိုတယ္တခုကိုေန႔တိုင္းသြားတယ္။.တိုးရစ္ေတြကို.ၿမိဳ႕အႏံွ႕လိုက္ျပေပးတယ္။.ပိုက္ဆံမယူဘူး။.သူကို.အဂၤလိပ္စကားေျပာသင္ေပးဖို႔.အေပးအယူလုပ္တယ္။.လူေကာင္ေသးေသးနဲ႔.အရမ္းသြက္လက္တဲ့ဂ်က္မားကို.တိုးရစ္ေတြကလဲအရမ္းခင္ၾကတယ္။..မၾကာခင္ဂ်က္ဟာ.ပိုက္ဆံစုၿပီး.ေရဒီယိုတလံုးဝယ္လိုက္တယ္။.ေရဒီယိုကလာတဲ့အဂၤလိပ္စကားေျပာေတြကို.ေန႔တိုင္းနားေထာင္တယ္။.လိုက္ဆိုက်င့္တယ္။.တိုးရစ္ေတြဆီက.ေန႔တိုင္းအဂၤလိပ္စာသင္ခဲ့တာ(၉)ႏွစ္ၾကာခဲ့တယ္။</text:p>
      <text:p text:style-name="P1"></text:p>
      <text:p text:style-name="P1">အဲဒီအခ်ိန္တံုးက.တ႐ုပ္ျပည္မွာ.အဂၤလိပ္စာတတ္သူ.အဂၤလိပ္စကားေျပာတတ္သူဆိုတာအလြန္ကိုနဲပါးတယ္။.ဂ်က္မားတေယာက္.ဘာေၾကာင့္အဂၤလိပ္စာကိုတတ္ခ်င္ရတာလဲ။.ကြန္ျမဴနစ္အစိုးရအုပ္ခ်ဳပ္ေနၿပီး.ကမာၻႀကီးနဲ႔အဆက္ျဖတ္ထားတဲ့တ႐ုပ္ျပည္ဟာ.တခ်ိန္တံခါးဖြင့္လိုက္ရင္.သူေလ့လာထားတဲ့အဂၤလိပ္စာဟာ.သူ႔အတြက္အက်ိဳးျပဳလိမ့္မယ္ဆိုတာ.သူသိေနလို႔ပါ။.ေငြေၾကးမျပည့္စံုတဲ့ဂ်က္မားဟာ.ပညာေရးကသာ.သူ႔ကိုဆင္းရဲတြင္းက.လြတ္ေျမာက္ႏိုင္ေစမယ္ဆိုတာ.ယံုၾကည္တယ္။</text:p>
      <text:p text:style-name="P1"></text:p>
      <text:p text:style-name="P1"><text:soft-page-break/>ဂ်က္မားဟာ.အဂၤလိပ္စာေတာ္ေပမဲ့.သခၤ်ာဘာသာမွာညံ့တယ္။.တကၠသိုလ္ဝင္ခြင့္စာေမးပြဲေျဖေတာ့.သခၤ်ာဘာသာမွာက်လို႔ဝင္ခြင့္မရဘူး။.ေနာက္တႀကိမ္ထပ္ေျဖတယ္။.သခၤ်ာေၾကာင့္ထပ္က်တယ္။.သခ်ၤာဘာသာကို.အျပင္းအထန္ႀကိဳးစားၿပီး.တတိယအႀကိမ္ထပ္ေျဖမွ.ဝင္ခြင့္စာေမးပြဲေအာင္သြားတယ္။.ဆရာျဖစ္သင္တကၠသိုလ္တက္တယ္။.-၁၉၈၈ခုႏွစ္မွာ.ဘဲြ႕ရတယ္။.ဘြဲ႕ရၿပီး.ကုမၸဏီ(၃၀)မွာ.အလုပ္ေလွ်ာက္တယ္။.ကုမၸဏီတခုမွသူ႔ကိုမေရြးဘူး။.ၾကက္သားေက်ာ္ကုမၸဏီKFCဆိုင္ေတြကိုတ႐ုပ္ျပည္လာၿပီး.စဖြင္ေတာ့.အင္တာဗ်ဴးေျဖသူ(၂၄)ေယာက္မွာ.သူကလြဲၿပီး.(၂၃)ေယာက္အေရြးခံရတယ္။.ေနာက္ဆံုးမွ.တကၠသိုလ္တခုမွာ.တလကို(၁၂)ေဒၚလာ(ျမန္မာက်ပ္တစ္ေသာင္းႏွစ္ေထာင္)နဲ႔အဂၤလိပ္စာသင္တဲ့ဆရာအလုပ္ရတယ္။.အဂၤလိပ္စာအသင္အျပေကာင္းတဲ့သူ႔ကို.ေက်ာင္းသားေက်ာင္းသူေတြက.အရမ္းခ်စ္ၾကတယ္။</text:p>
      <text:p text:style-name="P1"></text:p>
      <text:p text:style-name="P1">ဂ်က္မားရဲ႕ငယ္ဘဝကိုေရးျပရတာက.သူဟာမိဘခ်မ္းသာလို႔အေမြရၿပီးခ်မ္းသာလာတာမဟုတ္ဖူးဆိုတာသိေစခ်င္လို႔ပါ။.ဂ်က္ဟာ.လူေကာင္ေလးေသးေပမဲ့.ရည္မွန္းခ်က္က.ေတာင္ႀကီးတခုလိုႀကီးတယ္။.ခါက်ဥ္ေကာင္မာန္ႀကီးၿပီး.ေတာင္ႀကီးၿဖိဳဖို႔ျကံေနတယ္။.အခြင့္သာမဲ့အခ်ိန္အခါကိုေစာင့္ေနတယ္။</text:p>
      <text:p text:style-name="P1"></text:p>
      <text:p text:style-name="P1">၁၉၉၀ခုနစ္ေနာက္ပိုင္းမွာ.တ႐ုပ္ျပည္ႀကီးဟာ.ကမာၻကိုတံခါးဖြင့္ေပးလိုက္တယ္။.ႏိုင္ငံတကာကိုထုတ္ကုန္ေတြတင္ပို႔ရင္း.တ႐ုပ္ျပည္ဟာ.စီးပြားေရးတဟုန္ထိုးတိုးတက္လာခဲ့တယ္။.ဂ်က္မားဟာ.ေက်ာင္းဆရာအလုပ္ကထြက္လိုက္ၿပီး.တ႐ုပ္စာကိုအဂၤလိပ္ဘာသာျပန္ေပးတဲ့ကုမၸဏီတခုေထာင္လိုက္တယ္။</text:p>
      <text:p text:style-name="P1"></text:p>
      <text:p text:style-name="P1">၁၉၉၅ခုႏွစ္မွာ.ဂ်က္မားဟာ.အေဝးေျပးလမ္းမတခုေဆာက္မဲ့စီမံကိန္းတခုအတြက္.သူ႔ၿမိဳ႕ကအစိုးရကိုကူညီဘာသာျပန္ေပးဖို႔.အေမရိကန္ႏိုင္ငံကို.ပထမဆံုးအႀကိမ္ေရာက္သြားတယ္။.သူ႔သူငယ္ခ်င္းက.ကြန္ျပဴတာကေန.အင္တာနက္ဖြင့္ျပၿပီး.လိုခ်င္တဲ့ပစၥည္းကိုအင္တာနက္ကဝယ္လို႔ရတယ္လို႔ေျပာတယ္။.ဂ်က္ကBeerစာလံုး႐ိုက္လိုက္တယ္။.ႏိုင္ငံတကာက.ဘီယာမ်ိဳးစံုေပၚလာတယ္။.ဒါေပမဲ့China_Beer႐ွာမေတြ႕ပါဘူး။.ေနာက္ၿပီး.သူအံ့ၾသသြားတာက.Chinaစာလံုး႐ိုက္လိုက္တယ္။.ဘာမွေပၚုမလာဘူး။Chinaနဲ႔ပတ္သက္တာ.အင္တာနက္မွာလံုးဝမရွိဘူး။</text:p>
      <text:p text:style-name="P1"></text:p>
      <text:p text:style-name="P1">အေမရိကားကျပန္လာတယ္။.သူ႔အိမ္ကိုျပန္ေရာက္ေတာ့.တ႐ုပ္ျပည္ရဲ႕တခုတည္းေသာအင္တာနက္ကပစၥည္းေရာင္းတဲ့China_Pagesဆိုတဲ့websiteကိုဝင္ၾကည့္တယ္။.တင္ထားတဲ့ပစၥည္းေတြက.မစံုသလို.အားလံုးတ႐ုပ္စာနဲ႔ေရးထာတယ္။.တ႐ုပ္စာနဲ႔ေရးထားတဲ့ပစၥည္းကို.တ႐ုပ္စာမဖတ္တတ္တဲ့ႏိုင္ငံေတြက.ဘယ္မွာဝယ္ပါ့မလဲဆိုတဲ့အေတြးတခု.သူ႔ေခါင္းထဲေပၚလာတယ္။</text:p>
      <text:p text:style-name="P1"></text:p>
      <text:p text:style-name="P1">အဲဒီမွာ.ဂ်က္မားတေယာက္.အခြင့္အလမ္းတခုကိုစၿပီးစဥ္းစားလိုက္မိၿပီ။.အခြင့္အလမ္း(opportunity)ဆိုတာ.အရံသင့္ေရႊလင္ပန္းနဲ႔ေပးလာတာမဟုတ္ပါဘူး။.ဒါေပမဲ့စိတ္ရွည္ရွည္နဲႏွစ္ေပါင္မ်ားစြာ႔ေစာင့္ေနခဲ့တဲ့ဂ်က္အဖို႔ကေတာ့.ဒါဟာႀကီးပြားမဲ့လမ္းစတခုဆိုတာသိေနေတာ.ရတဲ့အခြင့္အလမ္းကိုအမိအရဖမ္းဆုတ္ဖို႔ျပင္ဆင္ေတာ့တယ္။</text:p>
      <text:p text:style-name="P1"></text:p>
      <text:p text:style-name="P1">ေနာက္၄ႏွစ္အၾကာ(၁၉၉၉)ခုႏွစ္.ေအာက္တိုဘာလမွာ.ဂ်က္မားဟာ.သူ႔သူငယ္ခ်င္း၁၇ေယာက္ကိုသူအိမ္ကိုေခၚ.ထမင္းစားဖိတ္ေကၽြးၿပီး.သူတည္ေထာင္မဲ့အင္တာနက္ကုမၸဏီမွာ.အစုေငြထဲ့ဝင္ၾကဖို႔ေျပာတယ္။.ပထမေ<text:soft-page-break/>တာ့.အားလံုးဟာ.အင္တာနက္အေၾကာင္းနဲနဲေလးပဲသိတဲ့ဂ်က္ရဲ႕လုပ္ငန္းကိုမယံုၾကဘူး။.ဒါေပမဲ့.စိတ္အားထက္သန္ၿပီးရည္မွန္းခ်က္ႀကီးတဲ့ဂ်က္ရဲ႕ဆြဲေဆာင္မႈေၾကာင့္.ေနာက္ဆံုးအစုေငြေတြထဲ့ၾကတယ္။.ရင္းႏွီးမတည္ေငြ.အေမရိကန္ေဒၚလာ၆ေသာင္းရလိုက္တယ္။.Websiteတခုေထာင္တယ္။.ဂ်က္မားဟာ.ကြန္ျပဴတာပ႐ိုဂရမ္အေၾကာင္းဘာမွမသိေသးပါဘူး။.ဒါေပမဲ့သူ႔ရဲ႕အားသာခ်က္က.တ႐ုပ္စာကိုအဂၤလိပ္လိုကၽြမ္းကၽြမ္းက်င္က်င္ဘာသာျပန္တတ္တယ္။.သူလိုခ်င္တဲ့websiteပံုစံရေအာင္.သူ႔သူငယ္ခ်င္းကြန္ျပဴတာကြွ်မ္းက်င္သူေတြကို.လုပ္ခိုင္းတတ္တယ္။.အလီဘာဘာနာမည္နဲ႔ကုမၸဏီေထာင္လိုက္တယ္။.သိတ္မၾကာခင္မွာပဲ.ႏိုင္ငံတခ်ိဳ႕က.သူတို႔လိုခ်င္တဲ့ပစၥည္းေတြလွမ္းမွာတယ္။.ဂ်က္မားတို႔က.ပစၥည္းေရာင္းတဲ့ဆိုင္ေတြကိုအေၾကာင္းၾကားၿပီး.မွာတဲ့ႏိုင္ငံကိုပို႔ခိုင္းတယ္။.အလုပ္ျဖစ္ရင္ဝန္ေဆာင္ခCommissionယူတယ္။</text:p>
      <text:p text:style-name="P1"></text:p>
      <text:p text:style-name="P1">လအတန္ျကာမွာ.အေမရိကန္ကရင္းနီးျမဳပ္နံမႈဘဏ္ႀကီးGoldman_Sachsက.ေဒၚလာ(၅)သန္းနဲ႔ဂ်ပန္ဆက္သြယ္ေရးကုမၸဏီႀကီးSoftBankကေဒၚလာသန္း(၂၀)ကို.အလီဘာဘာမွာထဲ့ဝင္ၾကတယ္။.-၂၀၀၅ခုႏွစ္မွာ.Yahooက.ေဒၚလာတစ္ဘီလီယံရင္းႏွီးျမဳပ္ႏွံလာျပန္လို႔.အလီဘာဘာရဲ႕ရင္းႏွီးျမဳပ္ႏွံေငြဟာ(၁၀)ဘီလီယံထိရွိလာခဲ့တယ္။</text:p>
      <text:p text:style-name="P1"></text:p>
      <text:p text:style-name="P1">အလီဘာဘာဟာ.ပစၥည္းဝယ္စုထားၿပီး.အင္တာနက္ကအျမတ္နဲ႔ျပန္ေရာင္းေနတဲ့Amazonတို႔.eBayတို႔နဲ႔မတူပါဘူး။.ပစၥည္းဝယ္ခ်င္သူနဲ႔ပစၥည္းေရာင္းသူခ်င္းဆက္သြယ္ေပးလိုက္ၿပီး.အလုပ္ျဖစ္ရင္ပြဲစားခယူတဲ့ပြဲစားကုမၸဏီမ်ိဳးပါ။.ပြဲစားကုမၸဏီက.ဘာလို႔႔မ်ား.အခုလိုကမာၻသိေအာင္ျမင္ခဲ့တာလဲ။.တ႐ုပ္ျပည္က.ေစ်းသက္သာတဲ့ပစၥည္းဝယ္ခ်င္တဲ့အေနာက္ကမာၻႀကီးတခုလံုးရွိေနတယ္။.သေဘာက.ဘီလီယံခ်ီတဲ့ေစ်းကြက္ႀကီးရွိေနတယ္။.ထိုနည္းတူ.စီးပြားေရးေကာင္းလာလို႔.ခ်မ္းသာတဲ့တ႐ုပ္လူမိ်ဳးသန္းေပါင္းမ်ားစြာကလဲ.အေနာက္ႏိုင္ငံထုတ္Brandedပစၥည္းအေကာင္းစားေတြဝယ္ခ်င္တယ္။.စကားေျပာမတူၾကတဲ့လူ၂မိ်ဳူးကို.ၾကားခံဆက္သြယ္ေပးႏိုင္ၿပီး.ေရာင္းသူေရာ.ဝယ္သူပါစိတ္ေက်နပ္ေအာင္လုပ္ေပးႏိုင္ခဲ့လို႔ပါ။.ဂ်က္မားရဲ႕Businessကၽြမ္းက်င္မႈနဲ႔.Riskယူရဲတာေတြကလဲ.ကုမၸဏီရဲ႕အာင္ျမင္မႈမွာအဓိကက်ခဲ့ပါတယ္။.ယေန႔.အလီဘာဘာကုမၸဏီရဲ႕ပိုင္ဆိုင္မႈဟာ.အေမရိကန္ေဒၚလာ(၁၆၀)ဘီလီယံျဖစ္ေနပါၿပီ။</text:p>
      <text:p text:style-name="P1"></text:p>
      <text:p text:style-name="P1">ေနာက္ဆုံးအေနနဲ႔.လူငယ္ေတြအတြက္မွတ္သားစရာေလးတခုေျပာျပခ်င္ပါတယ္။.မဂၢဇင္းအင္တာဗ်ဴးတခုမွာ.တကၠသိုလ္တက္တံုးက.ဂ်က္နဲ႔ခ်စ္ႀကိဳက္ခဲ့ၾကၿပီး.လက္ထပ္ခဲ့တဲ့သူ႔မိန္းမေခ်ာေခ်ာေလးZhang_Yingက.အခုလိုေျပာျပခဲ့ပါတယ္။."မားဟာ.-႐ုပ္မေခ်ာပါဘူး။.ဒါေပမဲ့.သူ႔မွာ႐ုပ္ေခ်ာသူေတြမလုပ္ႏိုင္တာေတြကိုလုပ္ႏိုင္တဲ့အရည္အခ်င္းရွိတယ္။.အဲဒီအရည္အခ်င္းကိုသေဘာက်လို႔.သူ႔ကိုက်မလက္ထပ္ခဲ့တာပါ"တဲ့။.လူငယ္ေတြျကားၾကရဲ႕လား။.သူမလက္ထပ္တံုးက.ဂ်က္ဟာ.တေန႔ဒီေလာက္ခ်မ္းသာလာမယ္လို႔.မေမ်ာ္လင့္ခဲ့ပါဘူး။.ဒါေပမဲ့.ဂ်က္ရဲ႕အရည္အခ်င္းေၾကာင့္အမ်ားႀကီးတက္လမ္းရိွတယ္ဆိုတာ.သူမ.ေကာင္းေကာင္းသိေနခဲ့တယ္။</text:p>
      <text:p text:style-name="P1"></text:p>
      <text:p text:style-name="P1">အလီဘာဘာနဲ႔ဂ်က္မားတို႔ရဲ႕စိတ္ဝင္စားဖြယ္အျခားအခ်က္မ်ား။</text:p>
      <text:p text:style-name="P1">၁။.ဂ်က္မားရဲ႕အရပ္ဟာ၅ေပပဲရွိတယ္။.လူရႊင္ေတာ္ေဗလုဝနဲ႔႐ုပ္တူသလို.ေဗလုဝလိုပဲလူေကာင္ေသးေသးေလးပါ။</text:p>
      <text:p text:style-name="P1">၂။.အလီဘာဘာဆိုတာ.Alibaba_Groupကိုေျပာတာျဖစ္ၿပီး.အဲဒီGroupေအာက္မွာ.Taobaoရယ္.Tmailရယ္.Alibabaဆိုၿပီး.ကုမၸဏီ၃ခုနဲ႔ဖြဲ႕စည္းထားတာပါ။</text:p>
      <text:p text:style-name="P1">၃။.အလီဘာဘာဆိုတဲ့နာမည္ကို.ဂ်က္မားက"အလီဘာဘာနဲ႔ခိုးသားေလးဆယ္"ကမာၻေက်ာ္အာရပ္ပံုျပင္ထဲ<text:soft-page-break/>ကယူလိုက္တာပါ။.သူ႔ရည္ရြယ္ခ်က္က.ကမာၻေက်ာ္ကုမၸဏီျဖစ္ေအာင္လို႔ကမာၻသိပံုျပင္ထဲကနာမည္ကိုယူသံုးလိုက္တာပါ။</text:p>
      <text:p text:style-name="P1">၄။.အလီဘာဘာရဲ႕ကုမၸဏီwebsiteေတြကို.ဝင္ၾကည့္သူေတြဟာ.တေန႔လူေပါင္းသန္း(၁၀၀)ေလာက္ရွိပါတယ္။</text:p>
      <text:p text:style-name="P1">၅။.ဂ်က္မားဟာ.ကမာၻေက်ာ္အေမရိကန္ဟားဗတ္တကၠသိုလ္မွာတက္ခြင့္ရဖို႔ေလွ်ာက္တာ(၁၀)ႀကိမ္ရွိခဲ့ျပီး.အႀကိမ္တိုင္းအပယ္ခံခဲ့ရပါတယ္။.မၾကာခင္ကပဲ.ဟားဗတ္တကၠသိုလ္က.သူ႔ကိုလက္မခံလိုက္တာမွားသြားတယ္လို႔ဝန္ခံခဲ့ပါတယ္။</text:p>
      <text:p text:style-name="P1">၆။.ဂ်က္မားရဲ႕နာမည္ရင္းက.Ma_Yun(မားယြန္း)ပါ။.ဂ်က္ဆိုတဲ့အဂၤလိပ္နာမည္ကို.သူငယ္ငယ္ကဟန္ဇိုးမွာ.မိတ္ေဆြျဖစ္ခဲ့တဲ့တိုးရစ္အမ်ိဳးသမီးတေယာက္ကေပးခဲ့တာပါ။.အဲဒီအမ်ိဳးသမီးရဲ႕ေယာက္်ားနဲ႔အေဖနာမည္ေတြမွာ.Jackပါေနတယ္။</text:p>
      <text:p text:style-name="P1">၇။.ဂ်က္ဟာ.တ႐ုပ္တိုင္ခ်ီသိုင္းကစားတာကို.အလြန္ဝါသနာပါလို႔.ေန႔တိုင္းေလ့က်င့္ပါတယ္။</text:p>
      <text:p text:style-name="P1">၈။.ဝန္ထမ္း(၁၅)ေယာက္နဲ႔စခဲ့တဲ့အလီဘာဘာဟာ.အခုဝန္ထမ္းေပါင္းသံုးေသာင္းေက်ာ္ရွိေနပါၿပီ။</text:p>
      <text:p text:style-name="P1">၉။.အလီဘာဘာဟာ.ပစၥည္းမွာတဲ့ေဖါက္သည္ေတြရဲ႕ယုျံကည္မႈရေစဖို႔.ပစၥည္းအတုလုပ္တဲ့.လိမ္ညာတတ္တဲ့ကုမၸဏီေတြနဲ႔အလုပ္မလုပ္ပါဘူး။</text:p>
      <text:p text:style-name="P1">၁၀။.ဂ်က္မားရဲ႕အဂၤလိပ္စကားေျပာဘယ္ေလာက္ေကာင္းသလဲဆိုတာသိခ်င္ရင္.Jack_Ma_Davos_Interviewဆိုတဲ့စကားလံုးကို.Youtubeမွာ႐ိုက္ထဲ့ၿပီး.ဖြင့္ၾကည့္လိုက္ပါ။.အံျသသြားလိမ့္မယ္။</text:p>
      <text:p text:style-name="P1"></text:p>
      <text:p text:style-name="P1">ေရးသားသူ.ဗန္းေမာ္သိန္းေဖ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Zawgyi-One" svg:font-family="Zawgyi-O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23:10:53.141364420</meta:creation-date>
    <dc:date>2015-08-01T23:11:26.302021718</dc:date>
    <meta:editing-duration>P0D</meta:editing-duration>
    <meta:editing-cycles>1</meta:editing-cycles>
    <meta:document-statistic meta:table-count="0" meta:image-count="0" meta:object-count="0" meta:page-count="4" meta:paragraph-count="47" meta:word-count="149" meta:character-count="5522" meta:non-whitespace-character-count="5478"/>
    <meta:generator>LibreOffice/4.2.8.2$Linux_x86 LibreOffice_project/420m0$Build-2</meta:generator>
  </office:meta>
</office:document-meta>
</file>